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BD – TP2</text:p>
      <text:p text:style-name="Standard"/>
      <text:p text:style-name="P1">Queries</text:p>
      <text:p text:style-name="P2"/>
      <text:p text:style-name="P2">Pesquisa por:</text:p>
      <text:p text:style-name="P2"/>
      <text:p text:style-name="P2">Titulo: </text:p>
      <text:p text:style-name="P2">SELECT `books`.* FROM `books` WHERE `books`.`titulo` = 'asdf'</text:p>
      <text:p text:style-name="P2"/>
      <text:p text:style-name="P2">Código:</text:p>
      <text:p text:style-name="P2">SELECT `books`.* FROM `books` WHERE `books`.`ISBN` = 'asdf'</text:p>
      <text:p text:style-name="P2"/>
      <text:p text:style-name="P2"/>
      <text:p text:style-name="P2">Preço:</text:p>
      <text:p text:style-name="P2">SELECT `books`.* FROM `books` WHERE `books`.`price` = 1.0</text:p>
      <text:p text:style-name="P2"/>
      <text:p text:style-name="P2"/>
      <text:p text:style-name="P2">Release date:</text:p>
      <text:p text:style-name="P2">SELECT `books`.* FROM `books` INNER JOIN `additional_infos` ON `additional_infos`.`book_id` = `books`.`id` WHERE (additional_infos.release_date = '2012-06-27')</text:p>
      <text:p text:style-name="P2"/>
      <text:p text:style-name="P2"/>
      <text:p text:style-name="P2">Genero:</text:p>
      <text:p text:style-name="P2">SELECT `books`.* FROM `books` WHERE `books`.`genre_id` = (SELECT `genres`.id FROM `genres` WHERE `genres`.`name` = 'Drama' LIMIT 1)</text:p>
      <text:p text:style-name="P2"/>
      <text:p text:style-name="P2"/>
      <text:p text:style-name="P2">Pessoas:</text:p>
      <text:p text:style-name="P2">SELECT `people`.* FROM `people` INNER JOIN `authorships` ON `people`.`id` = `authorships`.`person_id` WHERE `authorships`.`book_id` = 1</text:p>
      <text:p text:style-name="P2"/>
      <text:p text:style-name="P2"/>
      <text:p text:style-name="P2">Cidade e Pais da Pessoa </text:p>
      <text:p text:style-name="P2">SELECT `cities`.* FROM `cities` WHERE `cities`.`id` = 1 LIMIT 1</text:p>
      <text:p text:style-name="P2"/>
      <text:p text:style-name="P2">SELECT `countries`.* FROM `countries` INNER JOIN `cities` ON `countries`.`id` = `cities`.`country_id` WHERE `cities`.`id` = 1 LIMIT 1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6-27T10:21:37</meta:creation-date>
    <dc:date>2012-06-27T14:27:40</dc:date>
    <dc:creator>Pedro Pires</dc:creator>
    <meta:editing-duration>PT01H32M54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18" meta:word-count="117" meta:character-count="902"/>
  </office:meta>
</office:document-meta>
</file>